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5914751906726292403"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4-02T05:34:36.51</dc:date>
    <meta:editing-duration>P168DT7H57M2S</meta:editing-duration>
    <meta:editing-cycles>1072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8" meta:character-count="705021"/>
  </office:meta>
</office:document-meta>
</file>